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Standard" style:family="paragraph">
      <style:text-properties style:font-name="Calibri" fo:color="#000000" fo:font-size="26pt" style:font-size-asian="26pt"/>
    </style:style>
    <style:style style:name="P100" style:parent-style-name="Normal" style:family="paragraph">
      <style:text-properties style:font-name="Calibri" style:font-name-complex="Calibri" fo:font-weight="bold" style:font-weight-asian="bold" fo:font-size="14pt" style:font-size-asian="14pt"/>
    </style:style>
    <style:style style:name="P101" style:parent-style-name="Normal" style:family="paragraph">
      <style:text-properties style:font-name="Calibri" style:font-name-complex="Calibri"/>
    </style:style>
    <style:style style:name="P102" style:parent-style-name="Normal" style:family="paragraph">
      <style:text-properties style:font-name="Calibri" style:font-name-complex="Calibri"/>
    </style:style>
    <style:style style:name="P103" style:parent-style-name="Normal" style:family="paragraph">
      <style:text-properties style:font-name="Calibri" style:font-name-complex="Calibri"/>
    </style:style>
    <style:style style:name="P104" style:parent-style-name="Normal" style:family="paragraph">
      <style:text-properties style:font-name="Calibri" style:font-name-complex="Calibri"/>
    </style:style>
    <style:style style:name="P105" style:parent-style-name="Normal" style:family="paragraph">
      <style:text-properties style:font-name="Calibri" style:font-name-complex="Calibri"/>
    </style:style>
    <style:style style:name="P106" style:parent-style-name="Normal" style:family="paragraph">
      <style:text-properties style:font-name="Calibri" style:font-name-complex="Calibri" fo:font-size="14pt" style:font-size-asian="14pt"/>
    </style:style>
    <style:style style:name="P107" style:parent-style-name="Normal" style:family="paragraph">
      <style:text-properties style:font-name="Calibri" style:font-name-complex="Calibri" fo:font-weight="bold" style:font-weight-asian="bold" fo:font-size="14pt" style:font-size-asian="14pt"/>
    </style:style>
    <style:style style:name="P108" style:parent-style-name="Normal" style:family="paragraph">
      <style:text-properties style:font-name="Calibri" style:font-name-complex="Calibri" fo:font-size="14pt" style:font-size-asian="14pt"/>
    </style:style>
    <style:style style:name="TableColumn110" style:family="table-column">
      <style:table-column-properties style:column-width="2.2548in"/>
    </style:style>
    <style:style style:name="TableColumn111" style:family="table-column">
      <style:table-column-properties style:column-width="4.8902in"/>
    </style:style>
    <style:style style:name="Table109" style:family="table">
      <style:table-properties style:width="7.1451in" fo:margin-left="0in" table:align="left"/>
    </style:style>
    <style:style style:name="TableRow112" style:family="table-row">
      <style:table-row-properties style:min-row-height="0.3604in"/>
    </style:style>
    <style:style style:name="TableCell113" style:family="table-cell">
      <style:table-cell-properties fo:border="none" fo:background-color="#FFFFFF" style:writing-mode="lr-tb" style:vertical-align="middle" fo:padding-top="0.1in" fo:padding-left="0.125in" fo:padding-bottom="0.1in" fo:padding-right="0.125in"/>
    </style:style>
    <style:style style:name="T114" style:parent-style-name="Fuentedepárrafopredeter." style:family="text">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1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1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17" style:family="table-row">
      <style:table-row-properties style:min-row-height="0.3715in"/>
    </style:style>
    <style:style style:name="TableCell118" style:family="table-cell">
      <style:table-cell-properties fo:border="none" fo:background-color="#FFFFFF" style:writing-mode="lr-tb" style:vertical-align="middle" fo:padding-top="0.1in" fo:padding-left="0.125in" fo:padding-bottom="0.1in" fo:padding-right="0.125in"/>
    </style:style>
    <style:style style:name="P11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2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2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22" style:family="table-row">
      <style:table-row-properties style:min-row-height="0.1798in"/>
    </style:style>
    <style:style style:name="TableCell123" style:family="table-cell">
      <style:table-cell-properties fo:border="none" fo:background-color="#FFFFFF" style:writing-mode="lr-tb" style:vertical-align="middle" fo:padding-top="0.1in" fo:padding-left="0.125in" fo:padding-bottom="0.1in" fo:padding-right="0.125in"/>
    </style:style>
    <style:style style:name="P12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2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2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27" style:family="table-row">
      <style:table-row-properties style:min-row-height="0.1798in"/>
    </style:style>
    <style:style style:name="TableCell128" style:family="table-cell">
      <style:table-cell-properties fo:border="none" fo:background-color="#FFFFFF" style:writing-mode="lr-tb" style:vertical-align="middle" fo:padding-top="0.1in" fo:padding-left="0.125in" fo:padding-bottom="0.1in" fo:padding-right="0.125in"/>
    </style:style>
    <style:style style:name="P12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3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3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32" style:family="table-row">
      <style:table-row-properties style:min-row-height="0.1694in"/>
    </style:style>
    <style:style style:name="TableCell133" style:family="table-cell">
      <style:table-cell-properties fo:border="none" fo:background-color="#FFFFFF" style:writing-mode="lr-tb" style:vertical-align="middle" fo:padding-top="0.1in" fo:padding-left="0.125in" fo:padding-bottom="0.1in" fo:padding-right="0.125in"/>
    </style:style>
    <style:style style:name="P13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3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3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37" style:family="table-row">
      <style:table-row-properties style:min-row-height="0.1798in"/>
    </style:style>
    <style:style style:name="TableCell138" style:family="table-cell">
      <style:table-cell-properties fo:border="none" fo:background-color="#FFFFFF" style:writing-mode="lr-tb" style:vertical-align="middle" fo:padding-top="0.1in" fo:padding-left="0.125in" fo:padding-bottom="0.1in" fo:padding-right="0.125in"/>
    </style:style>
    <style:style style:name="P13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4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4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42" style:family="table-row">
      <style:table-row-properties style:min-row-height="0.1798in"/>
    </style:style>
    <style:style style:name="TableCell143" style:family="table-cell">
      <style:table-cell-properties fo:border="none" fo:background-color="#FFFFFF" style:writing-mode="lr-tb" style:vertical-align="middle" fo:padding-top="0.1in" fo:padding-left="0.125in" fo:padding-bottom="0.1in" fo:padding-right="0.125in"/>
    </style:style>
    <style:style style:name="P14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4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4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47" style:family="table-row">
      <style:table-row-properties style:min-row-height="0.1798in"/>
    </style:style>
    <style:style style:name="TableCell148" style:family="table-cell">
      <style:table-cell-properties fo:border="none" fo:background-color="#FFFFFF" style:writing-mode="lr-tb" style:vertical-align="middle" fo:padding-top="0.1in" fo:padding-left="0.125in" fo:padding-bottom="0.1in" fo:padding-right="0.125in"/>
    </style:style>
    <style:style style:name="P14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5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5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52" style:family="table-row">
      <style:table-row-properties style:min-row-height="0.1798in"/>
    </style:style>
    <style:style style:name="TableCell153" style:family="table-cell">
      <style:table-cell-properties fo:border="none" fo:background-color="#FFFFFF" style:writing-mode="lr-tb" style:vertical-align="middle" fo:padding-top="0.1in" fo:padding-left="0.125in" fo:padding-bottom="0.1in" fo:padding-right="0.125in"/>
    </style:style>
    <style:style style:name="P15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5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5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57" style:family="table-row">
      <style:table-row-properties style:min-row-height="0.7319in"/>
    </style:style>
    <style:style style:name="TableCell158" style:family="table-cell">
      <style:table-cell-properties fo:border="none" fo:background-color="#FFFFFF" style:writing-mode="lr-tb" style:vertical-align="middle" fo:padding-top="0.1in" fo:padding-left="0.125in" fo:padding-bottom="0.1in" fo:padding-right="0.125in"/>
    </style:style>
    <style:style style:name="P15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6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6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62" style:family="table-row">
      <style:table-row-properties style:min-row-height="0.1798in"/>
    </style:style>
    <style:style style:name="TableCell163" style:family="table-cell">
      <style:table-cell-properties fo:border="none" fo:background-color="#FFFFFF" style:writing-mode="lr-tb" style:vertical-align="middle" fo:padding-top="0.1in" fo:padding-left="0.125in" fo:padding-bottom="0.1in" fo:padding-right="0.125in"/>
    </style:style>
    <style:style style:name="P16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6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6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67" style:family="table-row">
      <style:table-row-properties style:min-row-height="0.1798in"/>
    </style:style>
    <style:style style:name="TableCell168" style:family="table-cell">
      <style:table-cell-properties fo:border="none" fo:background-color="#FFFFFF" style:writing-mode="lr-tb" style:vertical-align="middle" fo:padding-top="0.1in" fo:padding-left="0.125in" fo:padding-bottom="0.1in" fo:padding-right="0.125in"/>
    </style:style>
    <style:style style:name="P16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7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7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72" style:family="table-row">
      <style:table-row-properties style:min-row-height="0.5513in"/>
    </style:style>
    <style:style style:name="TableCell173" style:family="table-cell">
      <style:table-cell-properties fo:border="none" fo:background-color="#FFFFFF" style:writing-mode="lr-tb" style:vertical-align="middle" fo:padding-top="0.1in" fo:padding-left="0.125in" fo:padding-bottom="0.1in" fo:padding-right="0.125in"/>
    </style:style>
    <style:style style:name="P17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7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7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77" style:family="table-row">
      <style:table-row-properties style:min-row-height="0.743in"/>
    </style:style>
    <style:style style:name="TableCell178" style:family="table-cell">
      <style:table-cell-properties fo:border="none" fo:background-color="#FFFFFF" style:writing-mode="lr-tb" style:vertical-align="middle" fo:padding-top="0.1in" fo:padding-left="0.125in" fo:padding-bottom="0.1in" fo:padding-right="0.125in"/>
    </style:style>
    <style:style style:name="P17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8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8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82" style:family="table-row">
      <style:table-row-properties style:min-row-height="0.3604in"/>
    </style:style>
    <style:style style:name="TableCell183" style:family="table-cell">
      <style:table-cell-properties fo:border="none" fo:background-color="#FFFFFF" style:writing-mode="lr-tb" style:vertical-align="middle" fo:padding-top="0.1in" fo:padding-left="0.125in" fo:padding-bottom="0.1in" fo:padding-right="0.125in"/>
    </style:style>
    <style:style style:name="P18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8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8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87" style:family="table-row">
      <style:table-row-properties style:min-row-height="0.3715in"/>
    </style:style>
    <style:style style:name="TableCell188" style:family="table-cell">
      <style:table-cell-properties fo:border="none" fo:background-color="#FFFFFF" style:writing-mode="lr-tb" style:vertical-align="middle" fo:padding-top="0.1in" fo:padding-left="0.125in" fo:padding-bottom="0.1in" fo:padding-right="0.125in"/>
    </style:style>
    <style:style style:name="P18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9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9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92" style:family="table-row">
      <style:table-row-properties style:min-row-height="0.5513in"/>
    </style:style>
    <style:style style:name="TableCell193" style:family="table-cell">
      <style:table-cell-properties fo:border="none" fo:background-color="#FFFFFF" style:writing-mode="lr-tb" style:vertical-align="middle" fo:padding-top="0.1in" fo:padding-left="0.125in" fo:padding-bottom="0.1in" fo:padding-right="0.125in"/>
    </style:style>
    <style:style style:name="P194"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195"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196"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TableRow197" style:family="table-row">
      <style:table-row-properties style:min-row-height="0.743in"/>
    </style:style>
    <style:style style:name="TableCell198" style:family="table-cell">
      <style:table-cell-properties fo:border="none" fo:background-color="#FFFFFF" style:writing-mode="lr-tb" style:vertical-align="middle" fo:padding-top="0.1in" fo:padding-left="0.125in" fo:padding-bottom="0.1in" fo:padding-right="0.125in"/>
    </style:style>
    <style:style style:name="P199" style:parent-style-name="Normal" style:family="paragraph">
      <style:text-properties style:font-name="Calibri" style:font-name-asian="Times New Roman" style:font-name-complex="Calibri" fo:font-weight="bold" style:font-weight-asian="bold" style:font-weight-complex="bold" fo:color="#000000" fo:font-size="11.5pt" style:font-size-asian="11.5pt" style:font-size-complex="11.5pt" style:language-asian="es" style:country-asian="MX"/>
    </style:style>
    <style:style style:name="TableCell200" style:family="table-cell">
      <style:table-cell-properties fo:border-top="none" fo:border-left="0.0104in solid #E1E9ED" fo:border-bottom="none" fo:border-right="none" fo:background-color="#FFFFFF" style:writing-mode="lr-tb" style:vertical-align="middle" fo:padding-top="0.1in" fo:padding-left="0.125in" fo:padding-bottom="0.1in" fo:padding-right="0.125in"/>
    </style:style>
    <style:style style:name="P201" style:parent-style-name="Normal" style:family="paragraph">
      <style:text-properties style:font-name="Calibri" style:font-name-asian="Times New Roman" style:font-name-complex="Calibri" fo:color="#333333" fo:font-size="11.5pt" style:font-size-asian="11.5pt" style:font-size-complex="11.5pt" style:language-asian="es" style:country-asian="MX"/>
    </style:style>
    <style:style style:name="P202" style:parent-style-name="Normal" style:family="paragraph">
      <style:text-properties style:font-name="Calibri" style:font-name-complex="Calibri"/>
    </style:style>
    <style:style style:name="P203" style:parent-style-name="Normal" style:family="paragraph">
      <style:text-properties style:font-name="Calibri" style:font-name-complex="Calibri"/>
    </style:style>
    <style:style style:name="T204" style:parent-style-name="Fuentedepárrafopredeter." style:family="text">
      <style:text-properties style:font-name="Calibri" style:font-name-complex="Calibri"/>
    </style:style>
    <style:style style:name="T205" style:parent-style-name="Fuentedepárrafopredeter." style:family="text">
      <style:text-properties style:font-name="Calibri" style:font-name-asian="Times New Roman" style:font-name-complex="Calibri" fo:color="#4D4D4D" style:font-size-complex="11.5pt" style:language-asian="es" style:country-asian="MX"/>
    </style:style>
    <style:style style:name="T206" style:parent-style-name="Fuentedepárrafopredeter." style:family="text">
      <style:text-properties style:font-name="Calibri" style:font-name-complex="Calibri"/>
    </style:style>
    <style:style style:name="P207" style:parent-style-name="Normal" style:family="paragraph">
      <style:text-properties style:font-name="Calibri" style:font-name-complex="Calibri"/>
    </style:style>
    <style:style style:name="P208" style:parent-style-name="Normal" style:family="paragraph">
      <style:text-properties style:font-name="Calibri" style:font-name-complex="Calibri"/>
    </style:style>
    <style:style style:name="P209" style:parent-style-name="Normal" style:family="paragraph">
      <style:text-properties style:font-name="Calibri" style:font-name-complex="Calibri"/>
    </style:style>
    <style:style style:name="P210" style:parent-style-name="Normal" style:family="paragraph">
      <style:text-properties style:font-name="Calibri" style:font-name-complex="Calibri"/>
    </style:style>
    <style:style style:name="P211" style:parent-style-name="Normal" style:family="paragraph">
      <style:text-properties style:font-name="Calibri" style:font-name-complex="Calibri"/>
    </style:style>
    <style:style style:name="P212" style:parent-style-name="Normal" style:family="paragraph">
      <style:text-properties style:font-name="Calibri" style:font-name-complex="Calibri"/>
    </style:style>
    <style:style style:name="P213" style:parent-style-name="Normal" style:family="paragraph">
      <style:text-properties style:font-name="Calibri" style:font-name-complex="Calibri" fo:font-size="16pt" style:font-size-asian="16pt"/>
    </style:style>
    <style:style style:name="P214" style:parent-style-name="Normal" style:family="paragraph">
      <style:text-properties style:font-name="Calibri" style:font-name-complex="Calibri"/>
    </style:style>
    <style:style style:name="P215" style:parent-style-name="Normal" style:family="paragraph">
      <style:text-properties style:font-name="Calibri" style:font-name-complex="Calibri"/>
    </style:style>
    <style:style style:name="P216" style:parent-style-name="Normal" style:family="paragraph">
      <style:text-properties style:font-name="Calibri" style:font-name-complex="Calibri"/>
    </style:style>
    <style:style style:name="P217" style:parent-style-name="Normal" style:family="paragraph">
      <style:text-properties style:font-name="Calibri" style:font-name-complex="Calibri"/>
    </style:style>
    <style:style style:name="P218" style:parent-style-name="Normal" style:family="paragraph">
      <style:text-properties style:font-name="Calibri" style:font-name-complex="Calibri"/>
    </style:style>
    <style:style style:name="P219" style:parent-style-name="Normal" style:family="paragraph">
      <style:text-properties style:font-name="Calibri" style:font-name-complex="Calibri"/>
    </style:style>
    <style:style style:name="P220" style:parent-style-name="Normal" style:family="paragraph">
      <style:text-properties style:font-name="Calibri" style:font-name-complex="Calibri" fo:font-size="14pt" style:font-size-asian="14pt"/>
    </style:style>
    <style:style style:name="P221" style:parent-style-name="Normal" style:family="paragraph">
      <style:text-properties style:font-name="Calibri" style:font-name-complex="Calibri"/>
    </style:style>
    <style:style style:name="P222" style:parent-style-name="Normal" style:family="paragraph">
      <style:text-properties style:font-name="Calibri" style:font-name-complex="Calibri"/>
    </style:style>
    <style:style style:name="P223" style:parent-style-name="Normal" style:family="paragraph">
      <style:text-properties style:font-name="Calibri" style:font-name-complex="Calibri" fo:font-size="14pt" style:font-size-asian="14pt"/>
    </style:style>
    <style:style style:name="P224" style:parent-style-name="Normal" style:family="paragraph">
      <style:text-properties style:font-name="Calibri" style:font-name-complex="Calibri" fo:font-size="14pt" style:font-size-asian="14pt"/>
    </style:style>
    <style:style style:name="P225" style:parent-style-name="Normal" style:family="paragraph">
      <style:text-properties style:font-name="Calibri" style:font-name-complex="Calibri"/>
    </style:style>
    <style:style style:name="P226" style:parent-style-name="Normal" style:family="paragraph">
      <style:text-properties style:font-name="Calibri" style:font-name-complex="Calibri"/>
    </style:style>
    <style:style style:name="P227" style:parent-style-name="Normal" style:family="paragraph">
      <style:text-properties style:font-name="Calibri" style:font-name-complex="Calibri" fo:font-size="14pt" style:font-size-asian="14pt"/>
    </style:style>
    <style:style style:name="P228" style:parent-style-name="Normal" style:family="paragraph">
      <style:text-properties style:font-name="Calibri" style:font-name-complex="Calibri"/>
    </style:style>
    <style:style style:name="P229" style:parent-style-name="Normal" style:family="paragraph">
      <style:text-properties style:font-name="Calibri" style:font-name-complex="Calibri"/>
    </style:style>
    <style:style style:name="P230" style:parent-style-name="Normal" style:family="paragraph">
      <style:text-properties style:font-name="Calibri" style:font-name-complex="Calibri"/>
    </style:style>
    <style:style style:name="P231" style:parent-style-name="Normal" style:family="paragraph">
      <style:text-properties style:font-name="Calibri" style:font-name-complex="Calibri"/>
    </style:style>
    <style:style style:name="P232" style:parent-style-name="Normal" style:family="paragraph">
      <style:text-properties style:font-name="Calibri" style:font-name-complex="Calibri"/>
    </style:style>
    <style:style style:name="P233" style:parent-style-name="Normal" style:family="paragraph">
      <style:text-properties style:font-name="Calibri" style:font-name-complex="Calibri"/>
    </style:style>
    <style:style style:name="P234" style:parent-style-name="Normal" style:family="paragraph">
      <style:text-properties style:font-name="Calibri" style:font-name-complex="Calibri" fo:font-size="14pt" style:font-size-asian="14pt"/>
    </style:style>
    <style:style style:name="P235" style:parent-style-name="Normal" style:family="paragraph">
      <style:text-properties style:font-name="Calibri" style:font-name-complex="Calibri"/>
    </style:style>
    <style:style style:name="P236" style:parent-style-name="Normal" style:family="paragraph">
      <style:text-properties style:font-name="Calibri" style:font-name-complex="Calibri"/>
    </style:style>
    <style:style style:name="P237" style:parent-style-name="Normal" style:family="paragraph">
      <style:text-properties style:font-name="Calibri" style:font-name-complex="Calibri" fo:font-size="14pt" style:font-size-asian="14pt"/>
    </style:style>
    <style:style style:name="P238" style:parent-style-name="Normal" style:family="paragraph">
      <style:text-properties style:font-name="Calibri" style:font-name-complex="Calibri"/>
    </style:style>
    <style:style style:name="P239" style:parent-style-name="Normal" style:family="paragraph">
      <style:text-properties style:font-name="Calibri" style:font-name-complex="Calibri"/>
    </style:style>
    <style:style style:name="P240" style:parent-style-name="Normal" style:family="paragraph">
      <style:text-properties style:font-name="Calibri" style:font-name-complex="Calibri"/>
    </style:style>
    <style:style style:name="P241" style:parent-style-name="Normal" style:family="paragraph">
      <style:text-properties style:font-name="Calibri" style:font-name-complex="Calibri"/>
    </style:style>
    <style:style style:name="P242" style:parent-style-name="Normal" style:family="paragraph">
      <style:text-properties style:font-name="Calibri" style:font-name-complex="Calibri"/>
    </style:style>
    <style:style style:name="P243" style:parent-style-name="Normal" style:family="paragraph">
      <style:text-properties style:font-name="Calibri" style:font-name-complex="Calibri"/>
    </style:style>
    <style:style style:name="P244" style:parent-style-name="Normal" style:family="paragraph">
      <style:text-properties style:font-name="Calibri" style:font-name-complex="Calibri"/>
    </style:style>
    <style:style style:name="P245" style:parent-style-name="Normal" style:family="paragraph">
      <style:text-properties style:font-name="Calibri" style:font-name-complex="Calibri" fo:font-size="14pt" style:font-size-asian="14pt"/>
    </style:style>
    <style:style style:name="P246" style:parent-style-name="Normal" style:family="paragraph">
      <style:text-properties style:font-name="Calibri" style:font-name-complex="Calibri"/>
    </style:style>
    <style:style style:name="P247" style:parent-style-name="Normal" style:family="paragraph">
      <style:text-properties style:font-name="Calibri" style:font-name-complex="Calibri"/>
    </style:style>
    <style:style style:name="P248" style:parent-style-name="Normal" style:family="paragraph">
      <style:text-properties style:font-name="Calibri" style:font-name-complex="Calibri"/>
    </style:style>
    <style:style style:name="P249" style:parent-style-name="Normal" style:family="paragraph">
      <style:text-properties style:font-name="Calibri" style:font-name-complex="Calibri"/>
    </style:style>
    <style:style style:name="P250" style:parent-style-name="Normal" style:family="paragraph">
      <style:text-properties style:font-name="Calibri" style:font-name-complex="Calibri"/>
    </style:style>
    <style:style style:name="P251" style:parent-style-name="Normal" style:family="paragraph">
      <style:text-properties style:font-name="Calibri" style:font-name-complex="Calibri"/>
    </style:style>
    <style:style style:name="P252" style:parent-style-name="Normal" style:family="paragraph">
      <style:text-properties style:font-name="Calibri" style:font-name-complex="Calibri"/>
    </style:style>
    <style:style style:name="P253" style:parent-style-name="Normal" style:family="paragraph">
      <style:text-properties style:font-name="Calibri" style:font-name-complex="Calibri"/>
    </style:style>
    <style:style style:name="P254" style:parent-style-name="Normal" style:family="paragraph">
      <style:text-properties style:font-name="Calibri" style:font-name-complex="Calibri"/>
    </style:style>
    <style:style style:name="P255" style:parent-style-name="Normal" style:family="paragraph">
      <style:text-properties style:font-name="Calibri" style:font-name-complex="Calibri"/>
    </style:style>
    <style:style style:name="P256" style:parent-style-name="Normal" style:family="paragraph">
      <style:text-properties style:font-name="Calibri" style:font-name-complex="Calibri"/>
    </style:style>
    <style:style style:name="P257" style:parent-style-name="Normal" style:family="paragraph">
      <style:text-properties style:font-name="Calibri" style:font-name-complex="Calibri"/>
    </style:style>
    <style:style style:name="P258" style:parent-style-name="Normal" style:family="paragraph">
      <style:text-properties style:font-name="Calibri" style:font-name-complex="Calibri"/>
    </style:style>
    <style:style style:name="P259" style:parent-style-name="Normal" style:family="paragraph">
      <style:text-properties style:font-name="Calibri" style:font-name-complex="Calibri"/>
    </style:style>
    <style:style style:name="P260" style:parent-style-name="Normal" style:family="paragraph">
      <style:text-properties style:font-name="Calibri" style:font-name-complex="Calibri"/>
    </style:style>
    <style:style style:name="P261" style:parent-style-name="Normal" style:family="paragraph">
      <style:text-properties style:font-name="Calibri" style:font-name-complex="Calibri"/>
    </style:style>
    <style:style style:name="P262" style:parent-style-name="Normal" style:family="paragraph">
      <style:text-properties style:font-name="Calibri" style:font-name-complex="Calibri"/>
    </style:style>
    <style:style style:name="P263" style:parent-style-name="Normal" style:family="paragraph">
      <style:text-properties style:font-name="Calibri" style:font-name-complex="Calibri"/>
    </style:style>
    <style:style style:name="P264" style:parent-style-name="Normal" style:family="paragraph">
      <style:text-properties style:font-name="Calibri" style:font-name-complex="Calibri"/>
    </style:style>
    <style:style style:name="P265" style:parent-style-name="Normal" style:family="paragraph">
      <style:text-properties style:font-name="Calibri" style:font-name-complex="Calibri"/>
    </style:style>
    <style:style style:name="P266" style:parent-style-name="Normal" style:family="paragraph">
      <style:text-properties style:font-name="Calibri" style:font-name-complex="Calibri"/>
    </style:style>
    <style:style style:name="P267" style:parent-style-name="Normal" style:family="paragraph">
      <style:text-properties style:font-name="Calibri" style:font-name-complex="Calibri"/>
    </style:style>
    <style:style style:name="P268" style:parent-style-name="Normal" style:family="paragraph">
      <style:text-properties style:font-name="Calibri" style:font-name-complex="Calibri"/>
    </style:style>
    <style:style style:name="P269" style:parent-style-name="Normal" style:family="paragraph">
      <style:text-properties style:font-name="Calibri" style:font-name-complex="Calibri"/>
    </style:style>
    <style:style style:name="P270" style:parent-style-name="Normal" style:family="paragraph">
      <style:text-properties style:font-name="Calibri" style:font-name-complex="Calibri"/>
    </style:style>
    <style:style style:name="P271" style:parent-style-name="Normal" style:family="paragraph">
      <style:text-properties style:font-name="Calibri" style:font-name-complex="Calibri"/>
    </style:style>
    <style:style style:name="P272" style:parent-style-name="Normal" style:family="paragraph">
      <style:text-properties style:font-name="Calibri" style:font-name-complex="Calibri"/>
    </style:style>
    <style:style style:name="P273" style:parent-style-name="Normal" style:family="paragraph">
      <style:text-properties style:font-name="Calibri" style:font-name-complex="Calibri"/>
    </style:style>
    <style:style style:name="P274" style:parent-style-name="Normal" style:family="paragraph">
      <style:text-properties style:font-name="Calibri" style:font-name-complex="Calibri"/>
    </style:style>
    <style:style style:name="P275" style:parent-style-name="Normal" style:family="paragraph">
      <style:text-properties style:font-name="Calibri" style:font-name-complex="Calibri"/>
    </style:style>
    <style:style style:name="P276" style:parent-style-name="Normal" style:family="paragraph">
      <style:text-properties style:font-name="Calibri" style:font-name-complex="Calibri"/>
    </style:style>
    <style:style style:name="P277" style:parent-style-name="Normal" style:family="paragraph">
      <style:text-properties style:font-name="Calibri" style:font-name-complex="Calibri"/>
    </style:style>
    <style:style style:name="P278" style:parent-style-name="Normal" style:family="paragraph">
      <style:text-properties style:font-name="Calibri" style:font-name-complex="Calibri"/>
    </style:style>
    <style:style style:name="P279" style:parent-style-name="Normal" style:family="paragraph">
      <style:text-properties style:font-name="Calibri" style:font-name-complex="Calibri" fo:font-size="16pt" style:font-size-asian="16pt"/>
    </style:style>
    <style:style style:name="P280" style:parent-style-name="Normal" style:family="paragraph">
      <style:text-properties style:font-name="Calibri" style:font-name-complex="Calibri" fo:font-size="16pt" style:font-size-asian="16pt"/>
    </style:style>
    <style:style style:name="P281" style:parent-style-name="Normal" style:family="paragraph">
      <style:text-properties style:font-name="Calibri" style:font-name-complex="Calibri" fo:font-weight="bold" style:font-weight-asian="bold" fo:font-size="16pt" style:font-size-asian="16pt"/>
    </style:style>
    <style:style style:name="P282" style:parent-style-name="Normal" style:family="paragraph">
      <style:text-properties style:font-name="Calibri" style:font-name-complex="Calibri"/>
    </style:style>
    <style:style style:name="P283" style:parent-style-name="Normal" style:family="paragraph">
      <style:text-properties style:font-name="Calibri" style:font-name-complex="Calibri"/>
    </style:style>
    <style:style style:name="P284" style:parent-style-name="Normal" style:family="paragraph">
      <style:text-properties style:font-name="Calibri" style:font-name-complex="Calibri" fo:font-size="14pt" style:font-size-asian="14pt"/>
    </style:style>
    <style:style style:name="P285" style:parent-style-name="Normal" style:family="paragraph">
      <style:text-properties style:font-name="Calibri" style:font-name-complex="Calibri" fo:font-size="14pt" style:font-size-asian="14pt"/>
    </style:style>
    <style:style style:name="P286" style:parent-style-name="Normal" style:family="paragraph">
      <style:text-properties style:font-name="Calibri" style:font-name-complex="Calibri" fo:font-weight="bold" style:font-weight-asian="bold" fo:font-size="14pt" style:font-size-asian="14pt"/>
    </style:style>
    <style:style style:name="P287" style:parent-style-name="Normal" style:family="paragraph">
      <style:text-properties style:font-name="Calibri" style:font-name-complex="Calibri"/>
    </style:style>
    <style:style style:name="P288" style:parent-style-name="Normal" style:family="paragraph">
      <style:text-properties style:font-name="Calibri" style:font-name-complex="Calibri"/>
    </style:style>
    <style:style style:name="P289" style:parent-style-name="Normal" style:family="paragraph">
      <style:text-properties style:font-name="Calibri" style:font-name-complex="Calibri" fo:font-size="14pt" style:font-size-asian="14pt"/>
    </style:style>
    <style:style style:name="P290" style:parent-style-name="Normal" style:family="paragraph">
      <style:text-properties style:font-name="Calibri" style:font-name-complex="Calibri" fo:font-size="14pt" style:font-size-asian="14pt"/>
    </style:style>
    <style:style style:name="P291" style:parent-style-name="Normal" style:family="paragraph">
      <style:text-properties style:font-name="Calibri" style:font-name-complex="Calibri" fo:font-size="14pt" style:font-size-asian="14pt"/>
    </style:style>
    <style:style style:name="P292" style:parent-style-name="Normal" style:family="paragraph">
      <style:text-properties style:font-name="Calibri" style:font-name-complex="Calibri" fo:font-weight="bold" style:font-weight-asian="bold" fo:font-size="14pt" style:font-size-asian="14pt"/>
    </style:style>
    <style:style style:name="T293" style:parent-style-name="Hipervínculo" style:family="text">
      <style:text-properties style:font-name="Calibri" style:font-name-complex="Calibri"/>
    </style:style>
    <style:style style:name="T294" style:parent-style-name="Hipervínculo" style:family="text">
      <style:text-properties style:font-name="Calibri" style:font-name-complex="Calibri"/>
    </style:style>
    <style:style style:name="T295" style:parent-style-name="Hipervínculo" style:family="text">
      <style:text-properties style:font-name="Calibri" style:font-name-complex="Calibri"/>
    </style:style>
    <style:style style:name="T296" style:parent-style-name="Hipervínculo" style:family="text">
      <style:text-properties style:font-name="Calibri" style:font-name-complex="Calibri"/>
    </style:style>
    <style:style style:name="T297" style:parent-style-name="Hipervínculo" style:family="text">
      <style:text-properties style:font-name="Calibri" style:font-name-complex="Calibri"/>
    </style:style>
    <style:style style:name="T298" style:parent-style-name="Hipervínculo" style:family="text">
      <style:text-properties style:font-name="Calibri" style:font-name-complex="Calibri"/>
    </style:style>
    <style:style style:name="T299" style:parent-style-name="Hipervínculo" style:family="text">
      <style:text-properties style:font-name="Calibri" style:font-name-complex="Calibri"/>
    </style:style>
    <style:style style:name="T300" style:parent-style-name="Hipervínculo" style:family="text">
      <style:text-properties style:font-name="Calibri" style:font-name-complex="Calibri"/>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Manuel Enrique Castañeda Castañeda</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14</text:p>
          </table:table-cell>
        </table:table-row>
        <table:table-row table:style-name="TableRow50">
          <table:table-cell table:style-name="TableCell51">
            <text:p text:style-name="P52"/>
            <text:p text:style-name="P53">No de<text:s/>Práctica(s):</text:p>
          </table:table-cell>
          <table:table-cell table:style-name="TableCell54">
            <text:p text:style-name="P55">1</text:p>
          </table:table-cell>
        </table:table-row>
        <table:table-row table:style-name="TableRow56">
          <table:table-cell table:style-name="TableCell57">
            <text:p text:style-name="P58"/>
            <text:p text:style-name="P59">Integrante(s):</text:p>
          </table:table-cell>
          <table:table-cell table:style-name="TableCell60">
            <text:p text:style-name="P61">Lechuga Valero Xavier</text:p>
          </table:table-cell>
        </table:table-row>
        <table:table-row table:style-name="TableRow62">
          <table:table-cell table:style-name="TableCell63">
            <text:p text:style-name="P64">No. de Equipo de cómputo empleado:</text:p>
          </table:table-cell>
          <table:table-cell table:style-name="TableCell65">
            <text:p text:style-name="P66"/>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20-1</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16 de Octubre</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P99"/>
      <text:p text:style-name="P100">Introducción</text:p>
      <text:p text:style-name="P101">En estos tiempos el uso de la computadora se ha vuelto algo esencial y cotidiano en la vida de las personas para hacer actividades del día diario, es por eso que es fundamental aprender a utilizar y comprender estas tecnologías para mejorar es un tema importante durante la formación de los ingenieros</text:p>
      <text:p text:style-name="P102">De las actividades que se realizan en la elaboración de proyectos o trabajos podemos utilizar la computación en:</text:p>
      <text:p text:style-name="P103">Registro de planes, programas y cualquier documento con información del proyecto en su desarrollo y en producción</text:p>
      <text:p text:style-name="P104">Almacenamiento de la información en repositorios que sean accesibles, seguros y que la disponibilidad de la información sea las 24 hrs de los 360 días del año.</text:p>
      <text:p text:style-name="P105">Búsqueda avanzada o especializada de información en Internet.</text:p>
      <text:p text:style-name="P106"/>
      <text:p text:style-name="P107">Desarrollo</text:p>
      <text:p text:style-name="P108">1.- Características de la PS5 y la diferencia con la PS4</text:p>
      <table:table table:style-name="Table109">
        <table:table-columns>
          <table:table-column table:style-name="TableColumn110"/>
          <table:table-column table:style-name="TableColumn111"/>
        </table:table-columns>
        <table:table-row table:style-name="TableRow112">
          <table:table-cell table:style-name="TableCell113">
            <text:p text:style-name="Normal"><text:span text:style-name="T114">CPU</text:span></text:p>
          </table:table-cell>
          <table:table-cell table:style-name="TableCell115">
            <text:p text:style-name="P116">x86-64-AMD Ryzen Zen de 8 Núcles / 16 Hilos a 3.5GHz (frecuencia variable)</text:p>
          </table:table-cell>
        </table:table-row>
        <table:table-row table:style-name="TableRow117">
          <table:table-cell table:style-name="TableCell118">
            <text:p text:style-name="P119">GPU</text:p>
          </table:table-cell>
          <table:table-cell table:style-name="TableCell120">
            <text:p text:style-name="P121">Aceleración de Ray Tracing<text:line-break/>Hasta 2,23 GHz (10,3 TFLOPS)</text:p>
          </table:table-cell>
        </table:table-row>
        <table:table-row table:style-name="TableRow122">
          <table:table-cell table:style-name="TableCell123">
            <text:p text:style-name="P124">Arquitectura de GPU</text:p>
          </table:table-cell>
          <table:table-cell table:style-name="TableCell125">
            <text:p text:style-name="P126">Basada en AMD Radeon RDNA 2</text:p>
          </table:table-cell>
        </table:table-row>
        <table:table-row table:style-name="TableRow127">
          <table:table-cell table:style-name="TableCell128">
            <text:p text:style-name="P129">Memoria/Interfaz</text:p>
          </table:table-cell>
          <table:table-cell table:style-name="TableCell130">
            <text:p text:style-name="P131">16GB GDDR6/256-bit</text:p>
          </table:table-cell>
        </table:table-row>
        <table:table-row table:style-name="TableRow132">
          <table:table-cell table:style-name="TableCell133">
            <text:p text:style-name="P134">Ancho de banda de memoria</text:p>
          </table:table-cell>
          <table:table-cell table:style-name="TableCell135">
            <text:p text:style-name="P136">448 GB/s</text:p>
          </table:table-cell>
        </table:table-row>
        <table:table-row table:style-name="TableRow137">
          <table:table-cell table:style-name="TableCell138">
            <text:p text:style-name="P139">Almacenamiento interno</text:p>
          </table:table-cell>
          <table:table-cell table:style-name="TableCell140">
            <text:p text:style-name="P141">825GB SSD personalizado</text:p>
          </table:table-cell>
        </table:table-row>
        <table:table-row table:style-name="TableRow142">
          <table:table-cell table:style-name="TableCell143">
            <text:p text:style-name="P144">IO</text:p>
          </table:table-cell>
          <table:table-cell table:style-name="TableCell145">
            <text:p text:style-name="P146">5.5GB/s (Crudo), Típico 8-9GB/s (Comprimido)</text:p>
          </table:table-cell>
        </table:table-row>
        <table:table-row table:style-name="TableRow147">
          <table:table-cell table:style-name="TableCell148">
            <text:p text:style-name="P149">Expansión del almacenamiento</text:p>
          </table:table-cell>
          <table:table-cell table:style-name="TableCell150">
            <text:p text:style-name="P151">NVMe SSD</text:p>
          </table:table-cell>
        </table:table-row>
        <table:table-row table:style-name="TableRow152">
          <table:table-cell table:style-name="TableCell153">
            <text:p text:style-name="P154">Almacenamiento externo</text:p>
          </table:table-cell>
          <table:table-cell table:style-name="TableCell155">
            <text:p text:style-name="P156">Soporte para HDD USB</text:p>
          </table:table-cell>
        </table:table-row>
        <table:table-row table:style-name="TableRow157">
          <table:table-cell table:style-name="TableCell158">
            <text:p text:style-name="P159">Lector de discos (opcional)</text:p>
          </table:table-cell>
          <table:table-cell table:style-name="TableCell160">
            <text:p text:style-name="P161">Ultra HD Blu-ray (66G/100G) ~10xCAV<text:line-break/>BD-ROM (25G/50G) ~8xCAV<text:line-break/>BD-R/RE (25G/50G) ~8x CAV<text:line-break/>DVD ~3.2xCLV</text:p>
          </table:table-cell>
        </table:table-row>
        <table:table-row table:style-name="TableRow162">
          <table:table-cell table:style-name="TableCell163">
            <text:p text:style-name="P164">Discos de juego de PS5</text:p>
          </table:table-cell>
          <table:table-cell table:style-name="TableCell165">
            <text:p text:style-name="P166">Ultra HD Blu-ray, hasta 100GB/disco</text:p>
          </table:table-cell>
        </table:table-row>
        <table:table-row table:style-name="TableRow167">
          <table:table-cell table:style-name="TableCell168">
            <text:p text:style-name="P169">Audio</text:p>
          </table:table-cell>
          <table:table-cell table:style-name="TableCell170">
            <text:p text:style-name="P171">"Tempest" 3D AudioTech</text:p>
          </table:table-cell>
        </table:table-row>
        <table:table-row table:style-name="TableRow172">
          <table:table-cell table:style-name="TableCell173">
            <text:p text:style-name="P174">Salida de cídeo</text:p>
          </table:table-cell>
          <table:table-cell table:style-name="TableCell175">
            <text:p text:style-name="P176">HDMI<text:line-break/>Soporte para TV 4K 120Hz, VRR (gracias al HDMI ver 2.1)</text:p>
          </table:table-cell>
        </table:table-row>
        <text:soft-page-break/>
        <table:table-row table:style-name="TableRow177">
          <table:table-cell table:style-name="TableCell178">
            <text:p text:style-name="P179">Dimensiones</text:p>
          </table:table-cell>
          <table:table-cell table:style-name="TableCell180">
            <text:p text:style-name="P181">PS5 - 390mm x 104mm x 260mm (ancho x alto x profundo)<text:line-break/>PS5 Digital Edition - 390mm x 92mm x 260mm (ancho x alto x profundo)</text:p>
          </table:table-cell>
        </table:table-row>
        <table:table-row table:style-name="TableRow182">
          <table:table-cell table:style-name="TableCell183">
            <text:p text:style-name="P184">Peso</text:p>
          </table:table-cell>
          <table:table-cell table:style-name="TableCell185">
            <text:p text:style-name="P186">PS5 - 4.5kg<text:line-break/>PS5 Digital Edition - 3.9kg</text:p>
          </table:table-cell>
        </table:table-row>
        <table:table-row table:style-name="TableRow187">
          <table:table-cell table:style-name="TableCell188">
            <text:p text:style-name="P189">Potencia</text:p>
          </table:table-cell>
          <table:table-cell table:style-name="TableCell190">
            <text:p text:style-name="P191">PS5 - 350W<text:line-break/>PS5 Digital Edition - 340W</text:p>
          </table:table-cell>
        </table:table-row>
        <table:table-row table:style-name="TableRow192">
          <table:table-cell table:style-name="TableCell193">
            <text:p text:style-name="P194">Entrada / Salida</text:p>
          </table:table-cell>
          <table:table-cell table:style-name="TableCell195">
            <text:p text:style-name="P196">USB Tipo A (Hi-Speed USB)<text:line-break/>USB Tipo A (Super Speed USB 10Gbps) x2<text:line-break/>USB Tipo C (Super Speed USB 10Gbps)</text:p>
          </table:table-cell>
        </table:table-row>
        <table:table-row table:style-name="TableRow197">
          <table:table-cell table:style-name="TableCell198">
            <text:p text:style-name="P199">Conexión</text:p>
          </table:table-cell>
          <table:table-cell table:style-name="TableCell200">
            <text:p text:style-name="P201">Ethernet (10BASE-T, 100BASE-TX, 1000BASE-T)<text:line-break/>IEEE 802.11 a/b/g/n/ac/ax<text:line-break/>Bluetooth 5.1</text:p>
          </table:table-cell>
        </table:table-row>
      </table:table>
      <text:p text:style-name="P202"/>
      <text:p text:style-name="P203">Se puede observar que la consola de PS5 su procesador es de 8 núcleos Zen 2 a 3.5GHz mientras que el del PS4 es de 8 núcleos Jaguar a 1.6GHz lo cual indica que el PS5 es más rápida</text:p>
      <text:p text:style-name="Normal"><text:span text:style-name="T204">El GPU del PS5 es 10.28 TFLOPs, 36 CUs a 2.23GHz a diferencia del 1.84 TFLOPs, 18 CUs a</text:span><text:span text:style-name="T205"><text:s/></text:span><text:span text:style-name="T206">800MHz de manera que el PS5 tiene mejores gráficos que el PS4</text:span></text:p>
      <text:p text:style-name="P207">El ancho de Banda del PS5 es 300GB/s más grande que la del PS4</text:p>
      <text:p text:style-name="P208">En su Almacenamiento el PS5 usa 825GB en SSD mientras que el PS4 usa 500GB en HDD</text:p>
      <text:p text:style-name="P209">El PS5 se 2 kg más pesado que el PS4</text:p>
      <text:p text:style-name="P210">El lector del PS5 es de 4K UHD Blue-ray mientras que el lector del PS4 solo es de Blue-ray</text:p>
      <text:p text:style-name="P211">El PS5 costara 499 dólares lo cual es aproximadamente 2000 pesos más caro que el PS4</text:p>
      <text:p text:style-name="P212"/>
      <text:p text:style-name="P213">2.- Explicar el funcionamiento del procesador core i3, i5, i7, i9 de ultima generación</text:p>
      <text:p text:style-name="P214">El procesador se encarga de recolectar los datos suministrados por el usuario, traducirlos a lenguaje de máquina y dictar las órdenes necesarias a otros dispositivos del CPU, para que se finalice la tarea que ha seleccionado el usuario, es como el cerebro o el punto central del ordenador</text:p>
      <text:p text:style-name="P215">Core i3 tiene 4 núcleos, 4 hilos, 4 GHz, 8mb de cache L3, Intel UHD 630 de IGPU y 91 W de TDP</text:p>
      <text:p text:style-name="P216">Core i5 tiene 6 núcleos, 6 hilos, 3 GHz de frecuencia, 9mb de cache L3, Intel UHD Graphics 630 de IGPU y 65 W de TDP</text:p>
      <text:p text:style-name="P217">Core i7 tiene 6 núcleos, 12 hilos, 3.7 GHz de frecuencia, 12mb de cache L3, Intel UHD Graphics 630 de IGPU y 95 W de TDP</text:p>
      <text:p text:style-name="P218">Core i9 tiene 6 núcleos, 12 hilos, 2.9 GHz de frecuencia base y 4.9 GHz de frecuencia turbo, 12mb de cache L3 y 45 W de TDP</text:p>
      <text:p text:style-name="P219"/>
      <text:p text:style-name="P220">3.- Investigar que componentes debe contener una buena PC Gamer y cuál es el costo</text:p>
      <text:p text:style-name="P221">Para tener una buena pc gamer debes tener: Unidad central de procesamiento (CPU), Motherboard, Memoria (RAM), Unidad de procesamiento de gráficos (GPU), Almacenamiento, Fuente de alimentación (PSU), Refrigeración del sistema, Refrigeración del sistema, Periféricos para gaming y Sistema operativo (OS)</text:p>
      <text:p text:style-name="P222">Comprarte una buena pc gamer puede llegar a costar alrededor de 110 mil pesos</text:p>
      <text:p text:style-name="P223"/>
      <text:soft-page-break/>
      <text:p text:style-name="P224">4.- Que necesito para aprender a programar un videojuego</text:p>
      <text:p text:style-name="P225">Para aprender a programar videojuegos necesitas tener fundamentos de programación como son variables, bucles y condicionales también para aprender necesitas conocer lenguajes de programación dependiendo de que engine usas para crear tu videojuego necesites deberás de saber distintos lenguajes, también necesitas aprender a usar el engine que elegiste y de ahí en fuera necesitas paciencia practica y perseverancia</text:p>
      <text:p text:style-name="P226"/>
      <text:p text:style-name="P227">5.-Cual es el principio de funcionamiento de una impresora 3D</text:p>
      <text:p text:style-name="P228">Los pasos que sigue la impresora 3D son:<text:s/></text:p>
      <text:p text:style-name="P229">Primero es diseñar el plano del objeto que se quiere crear en programas como Autocad o SolidWorks. Una vez finalizado, el archivo se exporta a otro programa que lo prepara para la impresión y que le indica a la impresora a qué velocidad y con qué resolución operar para crear la pieza</text:p>
      <text:p text:style-name="P230">Luego la impresora toma el filamento, enrollado en un carretel ubicado en el extremo superior de la impresora, y lo va derritiendo a una temperatura de entre 180° y 220 grados.<text:s/></text:p>
      <text:p text:style-name="P231">Con el plástico fundido, la máquina crea una capa; se eleva unas décimas de milímetro y pinta una nueva capa, continuando de forma sucesiva hasta finalizar la impresión del objeto de acuerdo con el plano inicial.</text:p>
      <text:p text:style-name="P232">Y finalmente se retira cuidadosamente la base de vidrio en donde se imprime (ya que esta permanece caliente por algunos minutos). Al cabo de unos momentos, la pieza se despega y se elimina cualquier imperfección que pueda haber quedado de la impresión. Se pueden aplicar distintos tratamientos, como con vapor de acetona, para dar un acabado más liso a la impresión, ya que los objetos exhiben las marcas de las capas sucesivas con que fueron creados.</text:p>
      <text:p text:style-name="P233"/>
      <text:p text:style-name="P234">6.-En seguridad informática investigar que es una honeypot</text:p>
      <text:p text:style-name="P235">Las honeypots o también conocidas como “sistemas de trampa” o “señuelos” están ubicados en una red o sistema informático y su función principal es detectar y obtener información del ataque informático y sobre todo de donde procede para después tomar medidas de seguridad</text:p>
      <text:p text:style-name="P236"/>
      <text:p text:style-name="P237">7.- Como liberar la consola que tengas</text:p>
      <text:p text:style-name="P238">Será fundamental contar con una tarjeta microSD desde la que cargar el sistema operativo del hack, los juegos y las aplicaciones que quieras utilizar. De este modo, cuanto mayor sea la capacidad de almacenamiento de la tarjeta, mejor, sobre todo teniendo en cuenta el tamaño de los juegos de Switch, que oscila entre los 2 y los 15 GB, aunque lo normal es que vayan desde los 9 hasta los 15.</text:p>
      <text:p text:style-name="P239"/>
      <text:p text:style-name="P240">Tendrá que estar formateada en exFAT. También será necesario un lector de tarjetas para cargar los archivos de los juegos en la microSD desde el PC</text:p>
      <text:p text:style-name="P241">Existen varias opciones para hackear la Nintendo Switch, y una de las más conocidas es la de utilizar Team Xecuter con su sistema operativo SX OS</text:p>
      <text:p text:style-name="P242">El Xecuter contiene una mochila pequeña llamada dongle, que irá en la parte inferior de la consola conectada en el puerto del cargador hasta que inicie el sistema operativo pirata, así como una herramienta que habrá que introducir en el lugar donde se ubica el mando derecho, y que sirve para habilitar el arranque en el modo recovery.</text:p>
      <text:p text:style-name="P243">Ya solo quedará cargar los juegos descargados de la red en la tarjeta microSD, que pueden ser juegos como tal y no darte mayores dolores de cabeza</text:p>
      <text:p text:style-name="P244"/>
      <text:p text:style-name="P245">8.- Como instalar una máquina virtual, si es posible instalarla en su equipo</text:p>
      <text:p text:style-name="P246">Paso 1: instalar Oracle VM VirtualBox</text:p>
      <text:p text:style-name="P247">Una vez finalizada la descarga, haz doble clic en el archivo .exe para ejecutar el paquete de datos binarios. Sigue las instrucciones del asistente de instalación para instalar Oracle VM VirtualBox localmente en tu sistema.</text:p>
      <text:p text:style-name="P248"/>
      <text:soft-page-break/>
      <text:p text:style-name="P249">Al final del proceso, el software iniciará de forma automática Oracle VM VirtualBox Manager. Aquí es donde crearás y administrarás tus máquinas virtuales.</text:p>
      <text:p text:style-name="P250">Paso 2: descargar la imagen del sistema operativo</text:p>
      <text:p text:style-name="P251">Para ejecutar un sistema invitado en una máquina virtual, necesitas una imagen del sistema operativo deseado. Esta es una imagen de memoria que puede ser interpretada por el software del hipervisor como un disco duro del sistema y puede efectuarse en un archivo en formato .iso. Las soluciones de virtualización comunes también utilizan formatos de contenedores para archivos de imagen como .vmdk (VMware), .vhd (Xen y Microsoft Hyper-V) y .vdi (Oracle VM VirtualBox).</text:p>
      <text:p text:style-name="P252">Paso 3: crear una máquina virtual nueva</text:p>
      <text:p text:style-name="P253">Utiliza el botón "New" para añadir una nueva máquina virtual a Oracle VM VirtualBox Manager.</text:p>
      <text:p text:style-name="P254">Paso 4: seleccionar el sistema operativo y el nombre de la VM</text:p>
      <text:p text:style-name="P255">Asigna un nombre a la nueva máquina virtual y selecciona el sistema operativo que deseas ejecutar en la VM.</text:p>
      <text:p text:style-name="P256">Confirma tu selección haciendo clic en "Next".</text:p>
      <text:p text:style-name="P257">Paso 5: asignar recursos de hardware: memoria</text:p>
      <text:p text:style-name="P258">Asigna una parte de la memoria proporcionada por el sistema host a la nueva máquina virtual.</text:p>
      <text:p text:style-name="P259">Confirma tu selección haciendo clic en "Next".</text:p>
      <text:p text:style-name="P260">Paso 6: asignar recursos de hardware: espacio en disco</text:p>
      <text:p text:style-name="P261">En el siguiente paso, decide si deseas crear un disco virtual nuevo o asignar un disco existente a la VM.</text:p>
      <text:p text:style-name="P262">En este tutorial crearemos un nuevo disco duro virtual en el que reinstalaremos el sistema invitado desde cero.</text:p>
      <text:p text:style-name="P263">Selecciona la opción "Create a virtual hard disk now" y confirma la selección haciendo clic en "Create".</text:p>
      <text:p text:style-name="P264">En el siguiente paso, selecciona el formato de contenedor que VirtualBox debe utilizar para el nuevo disco duro virtual. A menos que planees ejecutar la máquina virtual recién creada utilizando otro programa de virtualización, te recomendamos el formato VDI predeterminado.</text:p>
      <text:p text:style-name="P265">Confirma tu selección con "Next".</text:p>
      <text:p text:style-name="P266">El siguiente paso es decidir si deseas asignar una cantidad fija de espacio de disco disponible a la máquina virtual. De forma alternativa, puedes asignar espacio de forma dinámica en el disco físico. En este caso, no se asigna ningún contingente fijo; en su lugar, los recursos de memoria que se utilizan en el disco duro físico se ajustan automáticamente a los requisitos de memoria de la VM.</text:p>
      <text:p text:style-name="P267">En el siguiente paso definimos el objetivo de almacenamiento y el tamaño del disco duro virtual.</text:p>
      <text:p text:style-name="P268">Haz clic en "Create" para completar el proceso de configuración e indica a VirtualBox que cree la nueva VM.</text:p>
      <text:p text:style-name="P269">La máquina virtual recién creada aparece con el nombre elegido en la lista de VM disponibles.</text:p>
      <text:p text:style-name="P270">VM VirtualBox crea una carpeta de archivos para cada máquina virtual. Se crea automáticamente en el destino de almacenamiento seleccionado y contiene el archivo VDI para el disco duro virtual, un archivo de registro y una descripción de la VM.</text:p>
      <text:p text:style-name="P271">Paso 7: Instalar el sistema invitado</text:p>
      <text:p text:style-name="P272">Inicia la máquina virtual recién creada seleccionándola con el ratón y haciendo clic en el botón "Start”.</text:p>
      <text:p text:style-name="P273">Inmediatamente después del inicio, el programa pregunta qué archivo de imagen se debe utilizar para ejecutar la máquina virtual.</text:p>
      <text:p text:style-name="P274">Selecciona la imagen del sistema operativo que has descargado en el paso 3 y confirma tu selección haciendo clic en "Start".</text:p>
      <text:p text:style-name="P275">Una vez hayas seleccionado la imagen deseada, VM VirtualBox iniciará el sistema operativo almacenado en el archivo en un entorno virtual aislado y cada máquina virtual se ejecuta en una ventana separada</text:p>
      <text:p text:style-name="P276">Una vez finalizado el proceso de instalación, el sistema operativo puede utilizarse como cualquier otro sistema instalado en hardware físico del ordenador.</text:p>
      <text:p text:style-name="P277">Configura máquinas virtuales adicionales según tus requerimientos o tus objetivos.</text:p>
      <text:p text:style-name="P278"/>
      <text:p text:style-name="P279"/>
      <text:p text:style-name="P280"/>
      <text:p text:style-name="P281">Análisis de resultados<text:s/></text:p>
      <text:p text:style-name="P282">En realidad, no hubo tanto problema a la hora de resolver las preguntas el único inconveniente que ocurrió era el no saber la definición de algunas partes de las características de los PS4 y 5 y no saber que significaban todas las características de los procesadores</text:p>
      <text:p text:style-name="P283"/>
      <text:p text:style-name="P284"/>
      <text:p text:style-name="P285"/>
      <text:p text:style-name="P286">Conclusiones<text:s/></text:p>
      <text:p text:style-name="P287">Esta práctica fue divertida y más ligera que muchas otras que he hecho con otras materias ya que en realidad muchas de las cosas que tenía que investigar eran cosas de las cuales tenía mucha curiosidad de investigar y que aparte contenían temas que me llaman la atención</text:p>
      <text:p text:style-name="P288"/>
      <text:p text:style-name="P289"/>
      <text:p text:style-name="P290"/>
      <text:p text:style-name="P291"/>
      <text:p text:style-name="P292">Bibliografía</text:p>
      <text:p text:style-name="Normal"><text:a xlink:href="https://www.eurogamer.es/articles/2019-04-18-playstation-5-especificaciones-detalles-todo-lo-que-sabemos-de-ps5" office:target-frame-name="_top" xlink:show="replace"><text:span text:style-name="T293">https://www.eurogamer.es/articles/2019-04-18-playstation-5-especificaciones-detalles-todo-lo-que-sabemos-de-ps5</text:span></text:a></text:p>
      <text:p text:style-name="Normal"><text:a xlink:href="https://as.com/meristation/2020/09/17/noticias/1600333830_005913.html" office:target-frame-name="_top" xlink:show="replace"><text:span text:style-name="T294">https://as.com/meristation/2020/09/17/noticias/1600333830_005913.html</text:span></text:a></text:p>
      <text:p text:style-name="Normal"><text:a xlink:href="https://www.profesionalreview.com/intel/intel-core-i3/" office:target-frame-name="_top" xlink:show="replace"><text:span text:style-name="T295">https://www.profesionalreview.com/intel/intel-core-i3/</text:span></text:a></text:p>
      <text:p text:style-name="Normal"><text:a xlink:href="https://www.profesionalreview.com/intel/intel-core-i5/" office:target-frame-name="_top" xlink:show="replace"><text:span text:style-name="T296">https://www.profesionalreview.com/intel/intel-core-i5/</text:span></text:a></text:p>
      <text:p text:style-name="Normal"><text:a xlink:href="https://www.profesionalreview.com/intel/intel-core-i9/" office:target-frame-name="_top" xlink:show="replace"><text:span text:style-name="T297">https://www.profesionalreview.com/intel/intel-core-i9/</text:span></text:a></text:p>
      <text:p text:style-name="Normal"><text:a xlink:href="https://www.intel.la/content/www/xl/es/gaming/resources/how-to-build-a-gaming-pc.html" office:target-frame-name="_top" xlink:show="replace"><text:span text:style-name="T298">https://www.intel.la/content/www/xl/es/gaming/resources/how-to-build-a-gaming-pc.html</text:span></text:a></text:p>
      <text:p text:style-name="Normal"><text:a xlink:href="https://www.aprendegamemaker.com/aprender-a-programar-videojuegos/" office:target-frame-name="_top" xlink:show="replace"><text:span text:style-name="T299">https://www.aprendegamemaker.com/aprender-a-programar-videojuegos/</text:span></text:a></text:p>
      <text:p text:style-name="Normal"><text:a xlink:href="https://www.ionos.mx/digitalguide/servidores/know-how/maquina-virtual/" office:target-frame-name="_top" xlink:show="replace"><text:span text:style-name="T300">https://www.ionos.mx/digitalguide/servidores/know-how/maquina-virtual/</text:span></text:a></text:p>
      <text:p text:style-name="Normal"/>
      <text:p text:style-name="Normal"/>
      <text:p text:style-name="Normal"/>
      <text:p text:style-name="Normal"/>
      <text:p text:style-name="Normal"/>
      <text:p text:style-name="Normal"/>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Xavier</dc:creator>
    <meta:creation-date>2020-10-16T20:00:00Z</meta:creation-date>
    <dc:date>2020-10-16T20:00:00Z</dc:date>
    <meta:template xlink:href="Normal" xlink:type="simple"/>
    <meta:editing-cycles>2</meta:editing-cycles>
    <meta:editing-duration>PT60S</meta:editing-duration>
    <meta:document-statistic meta:page-count="6" meta:paragraph-count="27" meta:word-count="2093" meta:character-count="13583" meta:row-count="95" meta:non-whitespace-character-count="11517"/>
  </office:meta>
</office:document-meta>
</file>